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294637095022901</text:p>
          </table:table-cell>
          <table:table-cell office:value-type="string" calcext:value-type="string">
            <text:p>2025-02-07 20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94728" calcext:value-type="float">
            <text:p>32.494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637095022901</text:p>
          </table:table-cell>
          <table:table-cell office:value-type="string" calcext:value-type="string">
            <text:p>2024-02-08 18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4136" calcext:value-type="float">
            <text:p>33.74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637095022901</text:p>
          </table:table-cell>
          <table:table-cell office:value-type="string" calcext:value-type="string">
            <text:p>2023-02-16 14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39352" calcext:value-type="float">
            <text:p>34.43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637095022901</text:p>
          </table:table-cell>
          <table:table-cell office:value-type="string" calcext:value-type="string">
            <text:p>2022-02-11 17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8668" calcext:value-type="float">
            <text:p>30.58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637095022901</text:p>
          </table:table-cell>
          <table:table-cell office:value-type="string" calcext:value-type="string">
            <text:p>2021-02-23 20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11976" calcext:value-type="float">
            <text:p>31.81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637095022901</text:p>
          </table:table-cell>
          <table:table-cell office:value-type="string" calcext:value-type="string">
            <text:p>2020-01-24 18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85512" calcext:value-type="float">
            <text:p>30.385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637095022901</text:p>
          </table:table-cell>
          <table:table-cell office:value-type="string" calcext:value-type="string">
            <text:p>2019-02-04 17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16704" calcext:value-type="float">
            <text:p>30.016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637095022901</text:p>
          </table:table-cell>
          <table:table-cell office:value-type="string" calcext:value-type="string">
            <text:p>2017-12-14 19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85056" calcext:value-type="float">
            <text:p>29.785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637095022901</text:p>
          </table:table-cell>
          <table:table-cell office:value-type="string" calcext:value-type="string">
            <text:p>2017-01-24 21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44136" calcext:value-type="float">
            <text:p>30.044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637095022901</text:p>
          </table:table-cell>
          <table:table-cell office:value-type="string" calcext:value-type="string">
            <text:p>2016-01-05 16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23128" calcext:value-type="float">
            <text:p>31.123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637095022901</text:p>
          </table:table-cell>
          <table:table-cell office:value-type="string" calcext:value-type="string">
            <text:p>2014-12-05 15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93816" calcext:value-type="float">
            <text:p>31.29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637095022901</text:p>
          </table:table-cell>
          <table:table-cell office:value-type="string" calcext:value-type="string">
            <text:p>2014-01-22 20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6872" calcext:value-type="float">
            <text:p>31.66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637095022901</text:p>
          </table:table-cell>
          <table:table-cell office:value-type="string" calcext:value-type="string">
            <text:p>2013-01-22 20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38824" calcext:value-type="float">
            <text:p>31.73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637095022901</text:p>
          </table:table-cell>
          <table:table-cell office:value-type="string" calcext:value-type="string">
            <text:p>2012-01-05 14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28384" calcext:value-type="float">
            <text:p>32.02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637095022901</text:p>
          </table:table-cell>
          <table:table-cell office:value-type="string" calcext:value-type="string">
            <text:p>2011-01-05 20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24424" calcext:value-type="float">
            <text:p>30.82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637095022901</text:p>
          </table:table-cell>
          <table:table-cell office:value-type="string" calcext:value-type="string">
            <text:p>2010-01-20 17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0484" calcext:value-type="float">
            <text:p>31.10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637095022901</text:p>
          </table:table-cell>
          <table:table-cell office:value-type="string" calcext:value-type="string">
            <text:p>2009-01-13 20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92776" calcext:value-type="float">
            <text:p>30.59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637095022901</text:p>
          </table:table-cell>
          <table:table-cell office:value-type="string" calcext:value-type="string">
            <text:p>2008-01-22 21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1716" calcext:value-type="float">
            <text:p>30.61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637095022901</text:p>
          </table:table-cell>
          <table:table-cell office:value-type="string" calcext:value-type="string">
            <text:p>2007-02-07 20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36104" calcext:value-type="float">
            <text:p>32.836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637095022901</text:p>
          </table:table-cell>
          <table:table-cell office:value-type="string" calcext:value-type="string">
            <text:p>2006-01-06 21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91424" calcext:value-type="float">
            <text:p>33.49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637095022901</text:p>
          </table:table-cell>
          <table:table-cell office:value-type="string" calcext:value-type="string">
            <text:p>2005-02-02 21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41232" calcext:value-type="float">
            <text:p>34.241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637095022901</text:p>
          </table:table-cell>
          <table:table-cell office:value-type="string" calcext:value-type="string">
            <text:p>2004-02-11 20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9544" calcext:value-type="float">
            <text:p>32.0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637095022901</text:p>
          </table:table-cell>
          <table:table-cell office:value-type="string" calcext:value-type="string">
            <text:p>2003-01-14 19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27416" calcext:value-type="float">
            <text:p>33.427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637095022901</text:p>
          </table:table-cell>
          <table:table-cell office:value-type="string" calcext:value-type="string">
            <text:p>2002-02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18728" calcext:value-type="float">
            <text:p>34.018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637095022901</text:p>
          </table:table-cell>
          <table:table-cell office:value-type="string" calcext:value-type="string">
            <text:p>2001-02-15 22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64904" calcext:value-type="float">
            <text:p>34.66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637095022901</text:p>
          </table:table-cell>
          <table:table-cell office:value-type="string" calcext:value-type="string">
            <text:p>1999-01-2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46832" calcext:value-type="float">
            <text:p>40.94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637095022901</text:p>
          </table:table-cell>
          <table:table-cell office:value-type="string" calcext:value-type="string">
            <text:p>1998-01-2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21264" calcext:value-type="float">
            <text:p>36.02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637095022901</text:p>
          </table:table-cell>
          <table:table-cell office:value-type="string" calcext:value-type="string">
            <text:p>1997-01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7684" calcext:value-type="float">
            <text:p>35.67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637095022901</text:p>
          </table:table-cell>
          <table:table-cell office:value-type="string" calcext:value-type="string">
            <text:p>1996-01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56672" calcext:value-type="float">
            <text:p>35.85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637095022901</text:p>
          </table:table-cell>
          <table:table-cell office:value-type="string" calcext:value-type="string">
            <text:p>1995-0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81056" calcext:value-type="float">
            <text:p>35.88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637095022901</text:p>
          </table:table-cell>
          <table:table-cell office:value-type="string" calcext:value-type="string">
            <text:p>1994-01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1232" calcext:value-type="float">
            <text:p>37.61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637095022901</text:p>
          </table:table-cell>
          <table:table-cell office:value-type="string" calcext:value-type="string">
            <text:p>1993-01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23344" calcext:value-type="float">
            <text:p>37.423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637095022901</text:p>
          </table:table-cell>
          <table:table-cell office:value-type="string" calcext:value-type="string">
            <text:p>1992-01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39112" calcext:value-type="float">
            <text:p>40.139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637095022901</text:p>
          </table:table-cell>
          <table:table-cell office:value-type="string" calcext:value-type="string">
            <text:p>1991-01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05784" calcext:value-type="float">
            <text:p>41.705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637095022901</text:p>
          </table:table-cell>
          <table:table-cell office:value-type="string" calcext:value-type="string">
            <text:p>1990-01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31336" calcext:value-type="float">
            <text:p>41.93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637095022901</text:p>
          </table:table-cell>
          <table:table-cell office:value-type="string" calcext:value-type="string">
            <text:p>1989-0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6052" calcext:value-type="float">
            <text:p>42.26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637095022901</text:p>
          </table:table-cell>
          <table:table-cell office:value-type="string" calcext:value-type="string">
            <text:p>1988-01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5884" calcext:value-type="float">
            <text:p>44.05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637095022901</text:p>
          </table:table-cell>
          <table:table-cell office:value-type="string" calcext:value-type="string">
            <text:p>1987-01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3316" calcext:value-type="float">
            <text:p>44.33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637095022901</text:p>
          </table:table-cell>
          <table:table-cell office:value-type="string" calcext:value-type="string">
            <text:p>1986-02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50224" calcext:value-type="float">
            <text:p>46.75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637095022901</text:p>
          </table:table-cell>
          <table:table-cell office:value-type="string" calcext:value-type="string">
            <text:p>1985-01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42048" calcext:value-type="float">
            <text:p>45.342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637095022901</text:p>
          </table:table-cell>
          <table:table-cell office:value-type="string" calcext:value-type="string">
            <text:p>1984-02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48856" calcext:value-type="float">
            <text:p>44.94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637095022901</text:p>
          </table:table-cell>
          <table:table-cell office:value-type="string" calcext:value-type="string">
            <text:p>1983-10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79464" calcext:value-type="float">
            <text:p>44.47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637095022901</text:p>
          </table:table-cell>
          <table:table-cell office:value-type="string" calcext:value-type="string">
            <text:p>1983-01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9932" calcext:value-type="float">
            <text:p>47.89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637095022901</text:p>
          </table:table-cell>
          <table:table-cell office:value-type="string" calcext:value-type="string">
            <text:p>1982-11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95944" calcext:value-type="float">
            <text:p>46.79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637095022901</text:p>
          </table:table-cell>
          <table:table-cell office:value-type="string" calcext:value-type="string">
            <text:p>1982-10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75776" calcext:value-type="float">
            <text:p>46.97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637095022901</text:p>
          </table:table-cell>
          <table:table-cell office:value-type="string" calcext:value-type="string">
            <text:p>1982-09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43416" calcext:value-type="float">
            <text:p>47.14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637095022901</text:p>
          </table:table-cell>
          <table:table-cell office:value-type="string" calcext:value-type="string">
            <text:p>1982-08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56192" calcext:value-type="float">
            <text:p>47.25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637095022901</text:p>
          </table:table-cell>
          <table:table-cell office:value-type="string" calcext:value-type="string">
            <text:p>1982-07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03664" calcext:value-type="float">
            <text:p>47.603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637095022901</text:p>
          </table:table-cell>
          <table:table-cell office:value-type="string" calcext:value-type="string">
            <text:p>1982-06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19488" calcext:value-type="float">
            <text:p>47.719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637095022901</text:p>
          </table:table-cell>
          <table:table-cell office:value-type="string" calcext:value-type="string">
            <text:p>1982-06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08464" calcext:value-type="float">
            <text:p>47.908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637095022901</text:p>
          </table:table-cell>
          <table:table-cell office:value-type="string" calcext:value-type="string">
            <text:p>1982-04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79408" calcext:value-type="float">
            <text:p>47.07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637095022901</text:p>
          </table:table-cell>
          <table:table-cell office:value-type="string" calcext:value-type="string">
            <text:p>1982-03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06528" calcext:value-type="float">
            <text:p>50.70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637095022901</text:p>
          </table:table-cell>
          <table:table-cell office:value-type="string" calcext:value-type="string">
            <text:p>1981-12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5212" calcext:value-type="float">
            <text:p>51.25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637095022901</text:p>
          </table:table-cell>
          <table:table-cell office:value-type="string" calcext:value-type="string">
            <text:p>1981-11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6904" calcext:value-type="float">
            <text:p>49.4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637095022901</text:p>
          </table:table-cell>
          <table:table-cell office:value-type="string" calcext:value-type="string">
            <text:p>1981-10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99648" calcext:value-type="float">
            <text:p>48.99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637095022901</text:p>
          </table:table-cell>
          <table:table-cell office:value-type="string" calcext:value-type="string">
            <text:p>1981-09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0096" calcext:value-type="float">
            <text:p>53.40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637095022901</text:p>
          </table:table-cell>
          <table:table-cell office:value-type="string" calcext:value-type="string">
            <text:p>1981-08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9992" calcext:value-type="float">
            <text:p>52.6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637095022901</text:p>
          </table:table-cell>
          <table:table-cell office:value-type="string" calcext:value-type="string">
            <text:p>1981-07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8424" calcext:value-type="float">
            <text:p>56.78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637095022901</text:p>
          </table:table-cell>
          <table:table-cell office:value-type="string" calcext:value-type="string">
            <text:p>1981-06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3936" calcext:value-type="float">
            <text:p>55.8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637095022901</text:p>
          </table:table-cell>
          <table:table-cell office:value-type="string" calcext:value-type="string">
            <text:p>1981-05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33464" calcext:value-type="float">
            <text:p>57.43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637095022901</text:p>
          </table:table-cell>
          <table:table-cell office:value-type="string" calcext:value-type="string">
            <text:p>1981-04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1032" calcext:value-type="float">
            <text:p>59.71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637095022901</text:p>
          </table:table-cell>
          <table:table-cell office:value-type="string" calcext:value-type="string">
            <text:p>1981-02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6272" calcext:value-type="float">
            <text:p>59.86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637095022901</text:p>
          </table:table-cell>
          <table:table-cell office:value-type="string" calcext:value-type="string">
            <text:p>1980-12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04024" calcext:value-type="float">
            <text:p>58.10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637095022901</text:p>
          </table:table-cell>
          <table:table-cell office:value-type="string" calcext:value-type="string">
            <text:p>1980-10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22128" calcext:value-type="float">
            <text:p>61.22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637095022901</text:p>
          </table:table-cell>
          <table:table-cell office:value-type="string" calcext:value-type="string">
            <text:p>1952-07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92" calcext:value-type="float">
            <text:p>50.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0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361" meta:object-count="0"/>
    <meta:user-defined meta:name="AppVersion">3.0</meta:user-defined>
  </office:meta>
</office:document-meta>
</file>